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5cm" table:align="left"/>
    </style:style>
    <style:style style:name="Table3.A" style:family="table-column">
      <style:table-column-properties style:column-width="1.021cm"/>
    </style:style>
    <style:style style:name="Table3.B" style:family="table-column">
      <style:table-column-properties style:column-width="3.133cm"/>
    </style:style>
    <style:style style:name="Table3.C" style:family="table-column">
      <style:table-column-properties style:column-width="6.429cm"/>
    </style:style>
    <style:style style:name="Table3.D" style:family="table-column">
      <style:table-column-properties style:column-width="2.09cm"/>
    </style:style>
    <style:style style:name="Table3.F" style:family="table-column">
      <style:table-column-properties style:column-width="2.231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1cm" style:rel-column-width="3935*"/>
    </style:style>
    <style:style style:name="Table4.B" style:family="table-column">
      <style:table-column-properties style:column-width="2.746cm" style:rel-column-width="10582*"/>
    </style:style>
    <style:style style:name="Table4.C" style:family="table-column">
      <style:table-column-properties style:column-width="9.038cm" style:rel-column-width="34826*"/>
    </style:style>
    <style:style style:name="Table4.D" style:family="table-column">
      <style:table-column-properties style:column-width="2.101cm" style:rel-column-width="8095*"/>
    </style:style>
    <style:style style:name="Table4.E" style:family="table-column">
      <style:table-column-properties style:column-width="2.101cm" style:rel-column-width="8097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ext_20_body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Text_20_body" style:list-style-name="L1">
      <style:paragraph-properties fo:margin-left="1.251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5</text:p>
      <text:p text:style-name="P3"/>
      <text:p text:style-name="P4">Dátum stretnutia:<text:span text:style-name="T1"><text:tab/>05. 11. 2007</text:span></text:p>
      <text:p text:style-name="P4">Čas stretnutia:<text:span text:style-name="T1"><text:tab/>10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Jozef Hergott<text:tab/><text:tab/><text:span text:style-name="T2">Vypracované dňa:</text:span> 06. 11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><text:tab/>Dokument analýzy, špecifikácie a hrubého návrhu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17">zhodnotenie plnenia úloh v minulom týždni</text:p>
        </text:list-item>
        <text:list-item>
          <text:p text:style-name="P18">získanie obsahu databázy AIS</text:p>
        </text:list-item>
        <text:list-item>
          <text:p text:style-name="P18">získanie aktuálnych číselníkov štatistického úradu (kraje, zamestnania, …)</text:p>
        </text:list-item>
        <text:list-item>
          <text:p text:style-name="P18">neformálna dohoda o spolupráci s tímom č. 12</text:p>
        </text:list-item>
        <text:list-item>
          <text:p text:style-name="P24">diskusia o dostupnosti web stránky</text:p>
        </text:list-item>
        <text:list-item>
          <text:p text:style-name="P24">prezentácia dokumentácie doc. Minárovej a diskusia o obsahu tohto dokumentu – štruktúra dokumentu hodnotená kladne</text:p>
        </text:list-item>
        <text:list-item>
          <text:p text:style-name="P24">diskusia o využití wiki, prezentácia použitia</text:p>
        </text:list-item>
        <text:list-item>
          <text:p text:style-name="P24">diskusia o layoute dokumentu – dohoda na štandardnom layoute</text:p>
        </text:list-item>
        <text:list-item>
          <text:p text:style-name="P24"><text:soft-page-break/>práca na špecifikácii systému</text:p>
        </text:list-item>
        <text:list-item>
          <text:p text:style-name="P18">určenie používateľov systému (ako v minuloročnom systéme): anonymný používateľ, alumnus (absolvent), správca obsahu</text:p>
        </text:list-item>
        <text:list-item>
          <text:p text:style-name="P18">určenie častí systému: profil absolventa, prezentačný modul (s vyhľadávaním), bezpečnostný modul, anketový modul, štatistický modul, novinky, komunikácia, import dát, export dát</text:p>
        </text:list-item>
        <text:list-item>
          <text:p text:style-name="P24">diskusia o používateľskom rozhraní – kam umiestnime nové funkcie (prístup k štatistickému modulu)</text:p>
        </text:list-item>
        <text:list-item>
          <text:p text:style-name="P18">návrh vytvoriť nové menu – Projekty, ktoré by urýchlilo prístup k záverečným prácam a umožnilo by ich vyhľadávanie</text:p>
        </text:list-item>
        <text:list-item>
          <text:p text:style-name="P24">rozdelenie úloh do budúceho týždňa</text:p>
        </text:list-item>
      </text:list>
      <text:p text:style-name="P16"/>
      <text:h text:style-name="Heading_20_1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5">ID</text:p>
          </table:table-cell>
          <table:table-cell table:style-name="Table3.A1" office:value-type="string">
            <text:p text:style-name="P15">Člen tímu</text:p>
          </table:table-cell>
          <table:table-cell table:style-name="Table3.A1" office:value-type="string">
            <text:p text:style-name="P15">Úloha</text:p>
          </table:table-cell>
          <table:table-cell table:style-name="Table3.A1" office:value-type="string">
            <text:p text:style-name="P15">Začiatok</text:p>
          </table:table-cell>
          <table:table-cell table:style-name="Table3.A1" office:value-type="string">
            <text:p text:style-name="P15">Koniec</text:p>
          </table:table-cell>
          <table:table-cell table:style-name="Table3.F1" office:value-type="string">
            <text:p text:style-name="P15">Stav</text:p>
          </table:table-cell>
        </table:table-row>
        <table:table-row>
          <table:table-cell table:style-name="Table3.A2" office:value-type="string">
            <text:p text:style-name="P14">2.2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prečítať si CakePHP manuál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nesené</text:p>
          </table:table-cell>
        </table:table-row>
        <table:table-row>
          <table:table-cell table:style-name="Table3.A2" office:value-type="string">
            <text:p text:style-name="P14">2.3</text:p>
          </table:table-cell>
          <table:table-cell table:style-name="Table3.A2" office:value-type="string">
            <text:p text:style-name="P14">LB, JHO</text:p>
          </table:table-cell>
          <table:table-cell table:style-name="Table3.A2" office:value-type="string">
            <text:p text:style-name="P13">prejsť si ešte raz zdrojový kód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3.3</text:p>
          </table:table-cell>
          <table:table-cell table:style-name="Table3.A2" office:value-type="string">
            <text:p text:style-name="P14">JHE, PC</text:p>
          </table:table-cell>
          <table:table-cell table:style-name="Table3.A2" office:value-type="string">
            <text:p text:style-name="P13">vytvorenie dokumentu analýzy</text:p>
          </table:table-cell>
          <table:table-cell table:style-name="Table3.A2" office:value-type="string">
            <text:p text:style-name="P14">22. 10. 07</text:p>
          </table:table-cell>
          <table:table-cell table:style-name="Table3.A2" office:value-type="string">
            <text:p text:style-name="P14">29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1</text:p>
          </table:table-cell>
          <table:table-cell table:style-name="Table3.A2" office:value-type="string">
            <text:p text:style-name="P14">JG</text:p>
          </table:table-cell>
          <table:table-cell table:style-name="Table3.A2" office:value-type="string">
            <text:p text:style-name="P13">dohodnúť sa s paralelným tímom na spoločnom modeli databázy, prípadne iných skutočnostiach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2</text:p>
          </table:table-cell>
          <table:table-cell table:style-name="Table3.A2" office:value-type="string">
            <text:p text:style-name="P14">doc. Ing. Jana Minárová, PhD.</text:p>
          </table:table-cell>
          <table:table-cell table:style-name="Table3.A2" office:value-type="string">
            <text:p text:style-name="P13">poslať tímu štruktúru databázy z AIS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3</text:p>
          </table:table-cell>
          <table:table-cell table:style-name="Table3.A2" office:value-type="string">
            <text:p text:style-name="P14">PC</text:p>
          </table:table-cell>
          <table:table-cell table:style-name="Table3.A2" office:value-type="string">
            <text:p text:style-name="P13">poslať <text:s/>link na dokumentáciu (foto/video) zo stretnutia prof. Bielikovej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4.4</text:p>
          </table:table-cell>
          <table:table-cell table:style-name="Table3.A2" office:value-type="string">
            <text:p text:style-name="P14">JG</text:p>
          </table:table-cell>
          <table:table-cell table:style-name="Table3.A2" office:value-type="string">
            <text:p text:style-name="P13">zaobstarať od p. Huskovej dotazník pre absolventov</text:p>
          </table:table-cell>
          <table:table-cell table:style-name="Table3.A2" office:value-type="string">
            <text:p text:style-name="P14">29. 10. 07</text:p>
          </table:table-cell>
          <table:table-cell table:style-name="Table3.A2" office:value-type="string">
            <text:p text:style-name="P14">5. 11. 07</text:p>
          </table:table-cell>
          <table:table-cell table:style-name="Table3.F2" office:value-type="string">
            <text:p text:style-name="P14">ukonč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5.1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naštudovať si obsah databázy AIS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12. 11. 07</text:p>
          </table:table-cell>
        </table:table-row>
        <table:table-row>
          <table:table-cell table:style-name="Table4.A2" office:value-type="string">
            <text:p text:style-name="P14">5.2</text:p>
          </table:table-cell>
          <table:table-cell table:style-name="Table4.A2" office:value-type="string">
            <text:p text:style-name="P14">celý tím</text:p>
          </table:table-cell>
          <table:table-cell table:style-name="Table4.A2" office:value-type="string">
            <text:p text:style-name="P13">vypracovanie pridelených častí analýzy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9. 11. 07</text:p>
          </table:table-cell>
        </table:table-row>
        <table:table-row>
          <table:table-cell table:style-name="Table4.A2" office:value-type="string">
            <text:p text:style-name="P14">5.3</text:p>
          </table:table-cell>
          <table:table-cell table:style-name="Table4.A2" office:value-type="string">
            <text:p text:style-name="P14">JHE, PC</text:p>
          </table:table-cell>
          <table:table-cell table:style-name="Table4.A2" office:value-type="string">
            <text:p text:style-name="P13">dokončenie dokumentu analýzy</text:p>
          </table:table-cell>
          <table:table-cell table:style-name="Table4.A2" office:value-type="string">
            <text:p text:style-name="P14">5. 11. 07</text:p>
          </table:table-cell>
          <table:table-cell table:style-name="Table4.E2" office:value-type="string">
            <text:p text:style-name="P14">12. 11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472cm" svg:y="-0.011cm" svg:width="4.523cm" svg:height="0.767cm" draw:z-index="1"><draw:image xlink:href="Pictures/10000000000006920000011DBDE20B96.png" xlink:type="simple" xlink:show="embed" xlink:actuate="onLoad"/></draw:frame></text:p>
        <text:p text:style-name="P2">ALUMNI</text:p>
      </style:header>
      <style:footer>
        <text:p text:style-name="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05T07:19:29</meta:creation-date>
    <dc:date>2007-11-06T21:48:12</dc:date>
    <meta:editing-cycles>4</meta:editing-cycles>
    <meta:editing-duration>PT47M3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6" meta:word-count="380" meta:character-count="2376"/>
  </office:meta>
</office:document-meta>
</file>